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ost" svg:font-family="Jos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code-font" svg:font-family="'var code-font'"/>
  </office:font-face-decls>
  <office:automatic-styles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1">
      <style:text-properties fo:language="zxx" fo:country="none" fo:font-weight="bold" officeooo:rsid="0008783c" officeooo:paragraph-rsid="0008783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Heading_20_2">
      <style:text-properties fo:language="zxx" fo:country="none" fo:font-weight="bold" officeooo:rsid="0008783c" officeooo:paragraph-rsid="0008783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8783c" officeooo:paragraph-rsid="0008783c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bold" officeooo:rsid="0008783c" officeooo:paragraph-rsid="0008783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08783c" style:language-asian="zxx" style:country-asian="none" style:language-complex="zxx" style:country-complex="none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text-properties fo:color="#a52a2a" loext:opacity="100%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text-properties fo:color="#a52a2a" loext:opacity="100%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00cd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TML &lt;header&gt; Tag</text:h>
      <text:p text:style-name="Standard"><text:span text:style-name="T1"/></text:p>
      <text:p text:style-name="P6"/>
      <text:p text:style-name="Text_20_body"><text:span text:style-name="T1">The </text:span><text:span text:style-name="Source_20_Text"><text:span text:style-name="T1">&lt;header&gt;</text:span></text:span><text:span text:style-name="T1"> element represents a container for introductory content or a set of navigational links.</text:span></text:p>
      <text:p text:style-name="Text_20_body"><text:span text:style-name="T1">A </text:span><text:span text:style-name="Source_20_Text"><text:span text:style-name="T1">&lt;header&gt;</text:span></text:span><text:span text:style-name="T1"> element typically contains:</text:span></text:p>
      <text:list xml:id="list1641590097" text:style-name="L1">
        <text:list-item>
          <text:p text:style-name="P8">one or more heading elements (&lt;h1&gt; - &lt;h6&gt;) </text:p>
        </text:list-item>
        <text:list-item>
          <text:p text:style-name="P8">logo or icon </text:p>
        </text:list-item>
        <text:list-item>
          <text:p text:style-name="P9">authorship information </text:p>
        </text:list-item>
      </text:list>
      <text:p text:style-name="P10">header <text:span text:style-name="T2">{</text:span><text:span text:style-name="T3"> <text:line-break/>  display</text:span><text:span text:style-name="T2">:</text:span><text:span text:style-name="T4"> block</text:span><text:span text:style-name="T2">;</text:span><text:span text:style-name="T3"><text:line-break/></text:span><text:span text:style-name="T2">}</text:span></text:p>
      <text:p text:style-name="P7"><text:a xlink:type="simple" xlink:href="https://www.w3schools.com/tags/tag_header.asp" text:style-name="Internet_20_link" text:visited-style-name="Visited_20_Internet_20_Link">https://www.w3schools.com/tags/tag_header.asp</text:a></text:p>
      <text:p text:style-name="P5"/>
      <text:p text:style-name="P5">NO CONFUNDIR CON <text:s/>HEAD</text:p>
      <text:p text:style-name="P4"/>
      <text:p text:style-name="P4">Header es usado antes para construir la cabecera del documento. Del mismo modo que &lt;head&gt;, la intención de &lt;header&gt; es proveer información introductoria (títulos, subtítulos, logos), pero difiere con respecto a &lt;head&gt; en su alcance. Mientras que el elemento &lt;head&gt; tiene el propósito de proveer</text:p>
      <text:p text:style-name="P4">información acerca de todo el documento, &lt;header&gt; es usado solo para el cuerpo o secciones específicas dentro del cuerpo</text:p>
      <text:p text:style-name="P4"/>
      <text:p text:style-name="P4"><text:a xlink:type="simple" xlink:href="https://gutl.jovenclub.cu/wp-content/uploads/2013/10/El+gran+libro+de+HTML5+CSS3+y+Javascrip.pdf" text:style-name="Internet_20_link" text:visited-style-name="Visited_20_Internet_20_Link">https://gutl.jovenclub.cu/wp-content/uploads/2013/10/El+gran+libro+de+HTML5+CSS3+y+Javascrip.pdf</text:a> <text:s text:c="2"/></text:p>
      <text:p text:style-name="P5"/>
      <text:h text:style-name="P2" text:outline-level="1">header</text:h>
      <text:p text:style-name="Text_20_body">El <text:span text:style-name="Emphasis">elemento de HTML Header</text:span> (&lt;header&gt;) representa un grupo de ayudas introductorias o de navegación. Puede contener algunos elementos de encabezado, así como también un logo, un formulario de búsqueda, un nombre de autor y otros componentes.</text:p>
      <text:p text:style-name="P5"><text:a xlink:type="simple" xlink:href="https://developer.mozilla.org/es/docs/Web/HTML/Element/header" text:style-name="Internet_20_link" text:visited-style-name="Visited_20_Internet_20_Link">https://developer.mozilla.org/es/docs/Web/HTML/Element/header</text:a> </text:p>
      <text:p text:style-name="P5"/>
      <text:p text:style-name="P4">La etiqueta &lt;header&gt; nos permite identificar la cabecera de una página o documento concreto, igual a como lo haríamos con un &lt;div class="header"&gt;&lt;/div&gt;, pero añadiendo esa semántica implícita y eliminando la necesidad de añadirle una clase.</text:p>
      <text:p text:style-name="P5"><text:a xlink:type="simple" xlink:href="https://lenguajehtml.com/html/semantica/etiqueta-html-header-footer/" text:style-name="Internet_20_link" text:visited-style-name="Visited_20_Internet_20_Link">https://lenguajehtml.com/html/semantica/etiqueta-html-header-footer/</text:a></text:p>
      <text:p text:style-name="P5"/>
      <text:p text:style-name="P5"/>
      <text:h text:style-name="P3" text:outline-level="2">Definition and Usage</text:h>
      <text:p text:style-name="Text_20_body">The <text:span text:style-name="Source_20_Text">&lt;nav&gt;</text:span> tag defines a set of navigation links.</text:p>
      <text:p text:style-name="Text_20_body"><text:soft-page-break/>Notice that NOT all links of a document should be inside a <text:span text:style-name="Source_20_Text">&lt;nav&gt;</text:span> element. The <text:span text:style-name="Source_20_Text">&lt;nav&gt;</text:span> element is intended only for major blocks of navigation links.</text:p>
      <text:p text:style-name="Text_20_body">Browsers, such as screen readers for disabled users, can use this element to determine whether to omit the initial rendering of this content.</text:p>
      <text:p text:style-name="P11">nav <text:span text:style-name="T2">{</text:span><text:span text:style-name="T3"><text:line-break/>  display</text:span><text:span text:style-name="T2">:</text:span><text:span text:style-name="T4"> block</text:span><text:span text:style-name="T2">;</text:span><text:span text:style-name="T3"><text:line-break/></text:span><text:span text:style-name="T2">}</text:span></text:p>
      <text:p text:style-name="P11"><text:a xlink:type="simple" xlink:href="https://www.w3schools.com/tags/tag_nav.asp" text:style-name="Internet_20_link" text:visited-style-name="Visited_20_Internet_20_Link">https://www.w3schools.com/tags/tag_nav.asp</text:a> <text:tab/></text:p>
      <text:p text:style-name="P5"/>
      <text:p text:style-name="P6">&lt;header&gt;</text:p>
      <text:p text:style-name="P6">&lt;nav&gt;</text:p>
      <text:p text:style-name="P6">&lt;main&gt;</text:p>
      <text:p text:style-name="P6">&lt;article&gt;</text:p>
      <text:p text:style-name="P6">&lt;section&gt;</text:p>
      <text:p text:style-name="P6">&lt;aside&gt;</text:p>
      <text:p text:style-name="P6">&lt;footer&gt;</text:p>
      <text:p text:style-name="P7">&lt;figure&gt; y </text:p>
      <text:p text:style-name="P7">&lt;figcaption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ost" svg:font-family="Jos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code-font" svg:font-family="'var code-fon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8:51:03.131554554</meta:creation-date>
    <dc:date>2023-09-04T21:41:57.488788089</dc:date>
    <meta:editing-duration>PT1H37S</meta:editing-duration>
    <meta:editing-cycles>1</meta:editing-cycles>
    <meta:document-statistic meta:table-count="0" meta:image-count="0" meta:object-count="0" meta:page-count="2" meta:paragraph-count="32" meta:word-count="267" meta:character-count="1961" meta:non-whitespace-character-count="1713"/>
    <meta:generator>LibreOffice/7.3.7.2$Linux_X86_64 LibreOffice_project/30$Build-2</meta:generator>
  </office:meta>
</office:document-meta>
</file>